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3" style:family="table-column">
      <style:table-column-properties fo:break-before="auto" style:column-width="22.58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3" style:family="table-column">
      <style:table-column-properties fo:break-before="auto" style:column-width="25.68mm"/>
    </style:style>
    <style:style style:name="co24" style:family="table-column">
      <style:table-column-properties fo:break-before="auto" style:column-width="102.48mm"/>
    </style:style>
    <style:style style:name="co25" style:family="table-column">
      <style:table-column-properties fo:break-before="auto" style:column-width="38.75mm"/>
    </style:style>
    <style:style style:name="co26" style:family="table-column">
      <style:table-column-properties fo:break-before="auto" style:column-width="20.23mm"/>
    </style:style>
    <style:style style:name="co27" style:family="table-column">
      <style:table-column-properties fo:break-before="auto" style:column-width="24.04mm"/>
    </style:style>
    <style:style style:name="co28" style:family="table-column">
      <style:table-column-properties fo:break-before="auto" style:column-width="17.23mm"/>
    </style:style>
    <style:style style:name="co29" style:family="table-column">
      <style:table-column-properties fo:break-before="auto" style:column-width="30.59mm"/>
    </style:style>
    <style:style style:name="co30" style:family="table-column">
      <style:table-column-properties fo:break-before="auto" style:column-width="124.18mm"/>
    </style:style>
    <style:style style:name="co31" style:family="table-column">
      <style:table-column-properties fo:break-before="auto" style:column-width="51.54mm"/>
    </style:style>
    <style:style style:name="co32" style:family="table-column">
      <style:table-column-properties fo:break-before="auto" style:column-width="103.29mm"/>
    </style:style>
    <style:style style:name="co33" style:family="table-column">
      <style:table-column-properties fo:break-before="auto" style:column-width="44.47mm"/>
    </style:style>
    <style:style style:name="co34" style:family="table-column">
      <style:table-column-properties fo:break-before="auto" style:column-width="98.94mm"/>
    </style:style>
    <style:style style:name="co35" style:family="table-column">
      <style:table-column-properties fo:break-before="auto" style:column-width="138.15mm"/>
    </style:style>
    <style:style style:name="co36" style:family="table-column">
      <style:table-column-properties fo:break-before="auto" style:column-width="21.04mm"/>
    </style:style>
    <style:style style:name="co37" style:family="table-column">
      <style:table-column-properties fo:break-before="auto" style:column-width="132.98mm"/>
    </style:style>
    <style:style style:name="co38" style:family="table-column">
      <style:table-column-properties fo:break-before="auto" style:column-width="87.14mm"/>
    </style:style>
    <style:style style:name="co39" style:family="table-column">
      <style:table-column-properties fo:break-before="auto" style:column-width="27.59mm"/>
    </style:style>
    <style:style style:name="co40" style:family="table-column">
      <style:table-column-properties fo:break-before="auto" style:column-width="232.37mm"/>
    </style:style>
    <style:style style:name="co41" style:family="table-column">
      <style:table-column-properties fo:break-before="auto" style:column-width="111.37mm"/>
    </style:style>
    <style:style style:name="co42" style:family="table-column">
      <style:table-column-properties fo:break-before="auto" style:column-width="111.65mm"/>
    </style:style>
    <style:style style:name="co43" style:family="table-column">
      <style:table-column-properties fo:break-before="auto" style:column-width="107.65mm"/>
    </style:style>
    <style:style style:name="co44" style:family="table-column">
      <style:table-column-properties fo:break-before="auto" style:column-width="29.76mm"/>
    </style:style>
    <style:style style:name="co45" style:family="table-column">
      <style:table-column-properties fo:break-before="auto" style:column-width="121.73mm"/>
    </style:style>
    <style:style style:name="co46" style:family="table-column">
      <style:table-column-properties fo:break-before="auto" style:column-width="167.02mm"/>
    </style:style>
    <style:style style:name="co47" style:family="table-column">
      <style:table-column-properties fo:break-before="auto" style:column-width="86.04mm"/>
    </style:style>
    <style:style style:name="co48" style:family="table-column">
      <style:table-column-properties fo:break-before="auto" style:column-width="28.13mm"/>
    </style:style>
    <style:style style:name="co49" style:family="table-column">
      <style:table-column-properties fo:break-before="auto" style:column-width="96.48mm"/>
    </style:style>
    <style:style style:name="co50" style:family="table-column">
      <style:table-column-properties fo:break-before="auto" style:column-width="32.76mm"/>
    </style:style>
    <style:style style:name="co51" style:family="table-column">
      <style:table-column-properties fo:break-before="auto" style:column-width="25.14mm"/>
    </style:style>
    <style:style style:name="co52" style:family="table-column">
      <style:table-column-properties fo:break-before="auto" style:column-width="28.95mm"/>
    </style:style>
    <style:style style:name="co53" style:family="table-column">
      <style:table-column-properties fo:break-before="auto" style:column-width="30.85mm"/>
    </style:style>
    <style:style style:name="co54" style:family="table-column">
      <style:table-column-properties fo:break-before="auto" style:column-width="27.04mm"/>
    </style:style>
    <style:style style:name="co55" style:family="table-column">
      <style:table-column-properties fo:break-before="auto" style:column-width="46.37mm"/>
    </style:style>
    <style:style style:name="co56" style:family="table-column">
      <style:table-column-properties fo:break-before="auto" style:column-width="191.52mm"/>
    </style:style>
    <style:style style:name="co57" style:family="table-column">
      <style:table-column-properties fo:break-before="auto" style:column-width="26.23mm"/>
    </style:style>
    <style:style style:name="co58" style:family="table-column">
      <style:table-column-properties fo:break-before="auto" style:column-width="92.04mm"/>
    </style:style>
    <style:style style:name="co59" style:family="table-column">
      <style:table-column-properties fo:break-before="auto" style:column-width="71.07mm"/>
    </style:style>
    <style:style style:name="co60" style:family="table-column">
      <style:table-column-properties fo:break-before="auto" style:column-width="111.92mm"/>
    </style:style>
    <style:style style:name="co61" style:family="table-column">
      <style:table-column-properties fo:break-before="auto" style:column-width="129.43mm"/>
    </style:style>
    <style:style style:name="co62" style:family="table-column">
      <style:table-column-properties fo:break-before="auto" style:column-width="31.13mm"/>
    </style:style>
    <style:style style:name="co63" style:family="table-column">
      <style:table-column-properties fo:break-before="auto" style:column-width="69.25mm"/>
    </style:style>
    <style:style style:name="co64" style:family="table-column">
      <style:table-column-properties fo:break-before="auto" style:column-width="141.96mm"/>
    </style:style>
    <style:style style:name="co65" style:family="table-column">
      <style:table-column-properties fo:break-before="auto" style:column-width="31.12mm"/>
    </style:style>
    <style:style style:name="co66" style:family="table-column">
      <style:table-column-properties fo:break-before="auto" style:column-width="39.02mm"/>
    </style:style>
    <style:style style:name="co67" style:family="table-column">
      <style:table-column-properties fo:break-before="auto" style:column-width="98.65mm"/>
    </style:style>
    <style:style style:name="co68" style:family="table-column">
      <style:table-column-properties fo:break-before="auto" style:column-width="93.22mm"/>
    </style:style>
    <style:style style:name="co69" style:family="table-column">
      <style:table-column-properties fo:break-before="auto" style:column-width="80.6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3" style:family="table-row">
      <style:table-row-properties style:row-height="175.14mm" fo:break-before="auto" style:use-optimal-row-height="true"/>
    </style:style>
    <style:style style:name="ro14" style:family="table-row">
      <style:table-row-properties style:row-height="60.04mm" fo:break-before="auto" style:use-optimal-row-height="true"/>
    </style:style>
    <style:style style:name="ro15" style:family="table-row">
      <style:table-row-properties style:row-height="20.27mm" fo:break-before="auto" style:use-optimal-row-height="true"/>
    </style:style>
    <style:style style:name="ro16" style:family="table-row">
      <style:table-row-properties style:row-height="12.36mm" fo:break-before="auto" style:use-optimal-row-height="true"/>
    </style:style>
    <style:style style:name="ro17"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42"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3"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44"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45" style:family="table-cell" style:parent-style-name="Default">
      <style:table-cell-properties fo:border-bottom="none" fo:wrap-option="wrap" fo:border-left="3pt solid #000000" fo:border-right="3pt solid #000000" fo:border-top="none" style:vertical-align="top"/>
    </style:style>
    <style:style style:name="ce46"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47" style:family="table-cell" style:parent-style-name="Default">
      <style:table-cell-properties fo:border-bottom="none" fo:background-color="#ffd320" fo:wrap-option="wrap" fo:border-left="3pt solid #000000" fo:border-right="3pt solid #000000" fo:border-top="none" style:vertical-align="top"/>
    </style:style>
    <style:style style:name="ce48"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3"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65"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1" style:family="table-cell" style:parent-style-name="Default">
      <style:table-cell-properties fo:border-bottom="none" fo:background-color="#aecf00" fo:wrap-option="wrap" fo:border-left="3pt solid #000000" fo:border-right="3pt solid #000000" fo:border-top="none" style:vertical-align="top"/>
    </style:style>
    <style:style style:name="ce82"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83" style:family="table-cell" style:parent-style-name="Default">
      <style:table-cell-properties fo:wrap-option="wrap" style:vertical-align="top"/>
    </style:style>
    <style:style style:name="ce84"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85"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86"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87"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91" style:family="table-cell" style:parent-style-name="Default">
      <style:table-cell-properties style:text-align-source="fix" style:repeat-content="false" fo:wrap-option="no-wrap" style:vertical-align="top"/>
      <style:paragraph-properties fo:text-align="center" fo:margin-left="0mm"/>
    </style:style>
    <style:style style:name="ce93"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94" style:family="table-cell" style:parent-style-name="Default">
      <style:table-cell-properties fo:wrap-option="wrap" fo:border="0.06pt solid #000000" style:vertical-align="top"/>
    </style:style>
    <style:style style:name="ce95" style:family="table-cell" style:parent-style-name="Default">
      <style:table-cell-properties fo:border="0.06pt solid #000000"/>
    </style:style>
    <style:style style:name="ce96"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97"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98" style:family="table-cell" style:parent-style-name="Default">
      <style:table-cell-properties style:text-align-source="fix" style:repeat-content="false" fo:border="0.74pt solid #000000" style:vertical-align="top"/>
      <style:paragraph-properties fo:text-align="center" fo:margin-left="0mm"/>
    </style:style>
    <style:style style:name="ce99" style:family="table-cell" style:parent-style-name="Default">
      <style:table-cell-properties style:vertical-align="top"/>
    </style:style>
    <style:style style:name="ce10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01"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2" style:family="table-cell" style:parent-style-name="Default">
      <style:table-cell-properties fo:wrap-option="wrap" fo:border="0.74pt solid #000000" style:vertical-align="top"/>
    </style:style>
    <style:style style:name="ce103"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04"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5"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06"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07"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08" style:family="table-cell" style:parent-style-name="Default">
      <style:table-cell-properties style:text-align-source="fix" style:repeat-content="false" fo:border="0.06pt solid #000000" style:vertical-align="top"/>
      <style:paragraph-properties fo:text-align="center" fo:margin-left="0mm"/>
    </style:style>
    <style:style style:name="ce109" style:family="table-cell" style:parent-style-name="Default">
      <style:table-cell-properties style:text-align-source="fix" style:repeat-content="false"/>
      <style:paragraph-properties fo:text-align="center" fo:margin-left="0mm"/>
    </style:style>
    <style:style style:name="ce111" style:family="table-cell" style:parent-style-name="Default">
      <style:table-cell-properties fo:background-color="#83caff" fo:border="0.06pt solid #000000"/>
      <style:text-properties fo:font-weight="bold" style:font-weight-asian="bold" style:font-weight-complex="bold"/>
    </style:style>
    <style:style style:name="ce117" style:family="table-cell" style:parent-style-name="Default">
      <style:table-cell-properties style:text-align-source="fix" style:repeat-content="false" fo:border="0.06pt solid #000000"/>
      <style:paragraph-properties fo:text-align="center" fo:margin-left="0mm"/>
    </style:style>
    <style:style style:name="ce112"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13" style:family="table-cell" style:parent-style-name="Default">
      <style:table-cell-properties style:text-align-source="fix" style:repeat-content="false" fo:border="0.06pt solid #000000"/>
      <style:paragraph-properties fo:text-align="start" fo:margin-left="0mm"/>
    </style:style>
    <style:style style:name="ce114"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fo:border="0.06pt solid #000000"/>
      <style:text-properties style:font-name="Liberation Mono"/>
    </style:style>
    <style:style style:name="ce116" style:family="table-cell" style:parent-style-name="Default">
      <style:table-cell-properties fo:border="0.06pt solid #000000"/>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fo:border="0.06pt solid #000000"/>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able-cell-properties fo:border="0.06pt solid #000000"/>
      <style:text-properties style:font-name="Liberation Sans"/>
    </style:style>
    <style:style style:name="ce126" style:family="table-cell" style:parent-style-name="Default">
      <style:table-cell-properties fo:border="0.06pt solid #000000" style:vertical-align="top"/>
    </style:style>
    <style:style style:name="ce127" style:family="table-cell" style:parent-style-name="Default">
      <style:table-cell-properties style:text-align-source="fix" style:repeat-content="false" fo:border="0.06pt solid #000000" style:vertical-align="top"/>
      <style:paragraph-properties fo:text-align="start" fo:margin-left="0mm"/>
    </style:style>
    <style:style style:name="ce128"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language-asian="none" style:country-asian="none" style:font-name-asian="Noto Sans CJK SC Regular" style:font-name-complex="FreeSans" style:font-size-asian="12pt"/>
    </style:style>
    <style:style style:name="T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 style:family="text">
      <style:text-properties style:font-name="Liberation Sans" style:letter-kerning="true" style:language-asian="none" style:country-asian="none" style:font-name-asian="Noto Sans CJK SC Regular" style:font-name-complex="FreeSans"/>
    </style:style>
    <style:style style:name="T1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11" style:family="text">
      <style:text-properties style:letter-kerning="true" style:language-asian="none" style:country-asian="none" style:font-name-complex="FreeSans" style:font-name="Liberation Sans" style:font-name-asian="Noto Sans CJK SC Regular"/>
    </style:style>
    <style:style style:name="T1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2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2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2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2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2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2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2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2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2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2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3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3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3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3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3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3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3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3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3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fo:font-style="italic" style:font-weight-asian="bold" style:font-weight-complex="bold" style:font-style-asian="italic" style:font-style-complex="italic"/>
    </style:style>
    <style:style style:name="T41" style:family="text">
      <style:text-properties style:text-underline-style="none" style:text-underline-color="font-color"/>
    </style:style>
    <style:style style:name="T42" style:family="text">
      <style:text-properties style:text-underline-style="none" style:text-underline-color="font-color" fo:font-size="10pt" style:font-name-asian="Monospace" style:font-name-complex="Monospace" style:font-size-asian="10pt" style:font-size-complex="10pt"/>
    </style:style>
    <style:style style:name="T43" style:family="text">
      <style:text-properties fo:font-size="10pt" style:font-name-asian="Monospace" style:font-name-complex="Monospace" style:font-size-asian="10pt" style:font-size-complex="10pt"/>
    </style:style>
    <style:style style:name="T44" style:family="text">
      <style:text-properties style:text-underline-style="solid" style:text-underline-width="auto" style:text-underline-color="font-color"/>
    </style:style>
    <style:style style:name="T45"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6"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7"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48"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49"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83"/>
        <table:table-row table:style-name="ro1">
          <table:table-cell/>
          <table:table-cell table:style-name="ce42"/>
        </table:table-row>
        <table:table-row table:style-name="ro1">
          <table:table-cell/>
          <table:table-cell table:style-name="ce43" office:value-type="string" calcext:value-type="string">
            <text:p>3WORLDS CENTRAL CONFIGURATION SPECIFICATION</text:p>
          </table:table-cell>
        </table:table-row>
        <table:table-row table:style-name="ro2">
          <table:table-cell/>
          <table:table-cell table:style-name="ce44" office:value-type="string" calcext:value-type="string">
            <text:p>J. Gignoux, June 2018</text:p>
          </table:table-cell>
        </table:table-row>
        <table:table-row table:style-name="ro2">
          <table:table-cell/>
          <table:table-cell table:style-name="ce44"/>
        </table:table-row>
        <table:table-row table:style-name="ro3">
          <table:table-cell/>
          <table:table-cell table:style-name="ce45" office:value-type="string" calcext:value-type="string">
            <text:p><text:span text:style-name="T2">This file is used to generate</text:span></text:p>
            <text:p><text:span text:style-name="T3">* </text:span><text:span text:style-name="T4">parts of the 3Worlds archetype:</text:span></text:p>
            <text:p><text:span text:style-name="T2">- lists of properties for nodes of the configuration tree</text:span></text:p>
            <text:p><text:span text:style-name="T3">* </text:span><text:span text:style-name="T4">parts of the 3Worlds documentation:</text:span></text:p>
            <text:p><text:span text:style-name="T2">- descriptions of the meaning and use of these properties</text:span></text:p>
            <text:p><text:span text:style-name="T2">- descriptions of the valid values for these properties when these values are from a limited set (java enums)</text:span></text:p>
            <text:p><text:span text:style-name="T3">*</text:span><text:span text:style-name="T4"> parts of the 3Worlds java code:</text:span><text:span text:style-name="T5">- enum classes matching valid property sets of values</text:span></text:p>
            <text:p><text:span text:style-name="T2">- enum table classe matching the previous when the property can contain a list of values of identical type</text:span></text:p>
            <text:p><text:span text:style-name="T6">It is meant to be a </text:span><text:span text:style-name="T7">single central source</text:span><text:span text:style-name="T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It is assumed in the following that all nodes have an implicit </text:span><text:span text:style-name="T10">name</text:span><text:span text:style-name="T11"> property, which is henceforth not required in this file.</text:span></text:p>
          </table:table-cell>
        </table:table-row>
        <table:table-row table:style-name="ro2">
          <table:table-cell/>
          <table:table-cell table:style-name="ce45"/>
        </table:table-row>
        <table:table-row table:style-name="ro4">
          <table:table-cell/>
          <table:table-cell table:style-name="ce46" office:value-type="string" calcext:value-type="string">
            <text:p>How to define a list of valid properties for a node in the 3Worlds configuration tree</text:p>
          </table:table-cell>
        </table:table-row>
        <table:table-row table:style-name="ro5">
          <table:table-cell/>
          <table:table-cell table:style-name="ce47" office:value-type="string" calcext:value-type="string">
            <text:p><text:span text:style-name="T12">1. Create a new sheet with the node label as the sheet name</text:span></text:p>
            <text:p><text:span text:style-name="T12">2. In that sheet, create a table with 5 columns with the following headings on the first line (in this order):</text:span></text:p>
            <text:p><text:span text:style-name="T13">- </text:span><text:span text:style-name="T14">property</text:span></text:p>
            <text:p><text:span text:style-name="T13">- </text:span><text:span text:style-name="T14">base.type</text:span></text:p>
            <text:p><text:span text:style-name="T13">- </text:span><text:span text:style-name="T14">list</text:span></text:p>
            <text:p><text:span text:style-name="T13">- </text:span><text:span text:style-name="T14">optional</text:span></text:p>
            <text:p><text:span text:style-name="T13">- </text:span><text:span text:style-name="T14">description</text:span></text:p>
            <text:p><text:span text:style-name="T15">- extra.code</text:span></text:p>
            <text:p><text:span text:style-name="T15">- extra.imports</text:span></text:p>
            <text:p><text:span text:style-name="T13">This line is for humans only, it will be ignored by the processing. The processing will get the values by position, which is why the order of the </text:span><text:span text:style-name="T16">columns is important.</text:span></text:p>
            <text:p><text:span text:style-name="T17">3. In the second line of the table, put </text:span><text:span text:style-name="T18">String</text:span><text:span text:style-name="T19"> in every cell. This tells the processing code the type of the data to read in the column.</text:span></text:p>
            <text:p><text:span text:style-name="T13">4. All other lines contain the data describing the node properties. In what follows, everything is to be understood as starting at row 2, downwards </text:span><text:span text:style-name="T16">(in the table). IMPORTANT : the first value (on row 3) will be set as the default value for this property (hard-coded in the enum class as a static defaultValue() method).</text:span></text:p>
            <text:p><text:span text:style-name="T17">5. The first column (</text:span><text:span text:style-name="T18">property</text:span><text:span text:style-name="T19">) is the property name as it will appear in the archetype, documentation, and ModelMaker menus.</text:span></text:p>
            <text:p><text:span text:style-name="T17">6. The second column (</text:span><text:span text:style-name="T18">base.type</text:span><text:span text:style-name="T1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20">7. The third column (</text:span><text:span text:style-name="T21">list</text:span><text:span text:style-name="T22">) tells the processing java code if the property as visible from the user in ModelMaker accepts a </text:span><text:span text:style-name="T23">single</text:span><text:span text:style-name="T24"> value of the given base type, or a </text:span><text:span text:style-name="T25">list</text:span><text:span text:style-name="T26"> of values. In the former case, enter </text:span><text:span text:style-name="T23">no</text:span><text:span text:style-name="T26">, in the latter, put </text:span><text:span text:style-name="T23">yes</text:span><text:span text:style-name="T26">. The processing code will generate the appropriate class name for the archetype (and the appropriate Table-descendant class if the base.type is a new enum).</text:span></text:p>
            <text:p><text:span text:style-name="T27">8. The fourth column (</text:span><text:span text:style-name="T28">optional</text:span><text:span text:style-name="T29">) actually gives the multiplicity of the property. If the property is optional (enter </text:span><text:span text:style-name="T30">yes</text:span><text:span text:style-name="T31">), the multiplicity generated in the archetype will be 0..1, otherwise (value </text:span><text:span text:style-name="T30">no</text:span><text:span text:style-name="T29">), it will be 1..1.</text:span></text:p>
            <text:p><text:span text:style-name="T17">9. The fifth column (</text:span><text:span text:style-name="T18">description</text:span><text:span text:style-name="T1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32">10. The sixth column (</text:span><text:span text:style-name="T33">extra.code</text:span><text:span text:style-name="T3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35">11. The seventh column (</text:span><text:span text:style-name="T36">extra.imports</text:span><text:span text:style-name="T37">) contains any java code that will be inserted as is in the generated enum classes, just after the automatically generated imports and before the </text:span><text:span text:style-name="T38">enum</text:span><text:span text:style-name="T37"> statement line.</text:span></text:p>
          </table:table-cell>
        </table:table-row>
        <table:table-row table:style-name="ro2">
          <table:table-cell/>
          <table:table-cell table:style-name="ce45"/>
        </table:table-row>
        <table:table-row table:style-name="ro4">
          <table:table-cell/>
          <table:table-cell table:style-name="ce48" office:value-type="string" calcext:value-type="string">
            <text:p>How to define a set of valid values for a new enum property</text:p>
          </table:table-cell>
        </table:table-row>
        <table:table-row table:style-name="ro6">
          <table:table-cell/>
          <table:table-cell table:style-name="ce63"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45"/>
        </table:table-row>
        <table:table-row table:style-name="ro4">
          <table:table-cell/>
          <table:table-cell table:style-name="ce65" office:value-type="string" calcext:value-type="string">
            <text:p>How to generate the artifacts (archetype snippet, documentation, java code) when this file has been modified</text:p>
          </table:table-cell>
        </table:table-row>
        <table:table-row table:style-name="ro7">
          <table:table-cell/>
          <table:table-cell table:style-name="ce81" office:value-type="string" calcext:value-type="string">
            <text:p>The artifacts will be generated by running the main method of class <text:span text:style-name="T40">CentralResourceGenerator.java</text:span> in package <text:span text:style-name="T40">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40">3WA-snippet-&lt;node-label&gt;.dsl</text:span>.</text:p>
            <text:p>2. One documentation file set per node sheet in package <text:span text:style-name="T40">fr.ens.biologie.threeWorlds.doc</text:span>. Each set contains one main Asciidoctor file named <text:span text:style-name="T4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40">fr.ens.biologie.threeWorlds.resources.core.constants</text:span>. Each file is named <text:span text:style-name="T4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40"> fr.ens.biologie.threeWorlds.resources.core.constants</text:span>. Each file is named<text:span text:style-name="T40"> &lt;property-type&gt;Table.java</text:span>. The class is a descendant of <text:span text:style-name="T40">au.edu.anu.rscs.aot.collections.tables.ObjectTable&lt;T&gt; </text:span>and should be used in <text:span text:style-name="T39">ModelMaker</text:span> to input/store values for this property type.</text:p>
          </table:table-cell>
        </table:table-row>
        <table:table-row table:style-name="ro2">
          <table:table-cell/>
          <table:table-cell table:style-name="ce45"/>
        </table:table-row>
        <table:table-row table:style-name="ro2">
          <table:table-cell/>
          <table:table-cell table:style-name="ce82"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91"/>
        <table:table-column table:style-name="co5" table:default-cell-style-name="ce91"/>
        <table:table-column table:style-name="co6" table:default-cell-style-name="ce91"/>
        <table:table-column table:style-name="co7" table:default-cell-style-name="ce91"/>
        <table:table-column table:style-name="co8" table:default-cell-style-name="Default"/>
        <table:table-column table:style-name="co9" table:default-cell-style-name="Default"/>
        <table:table-column table:style-name="co10" table:default-cell-style-name="Default"/>
        <table:table-row table:style-name="ro2">
          <table:table-cell table:style-name="ce84" office:value-type="string" calcext:value-type="string">
            <text:p>property</text:p>
          </table:table-cell>
          <table:table-cell table:style-name="ce84"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2">
          <table:table-cell table:style-name="ce86" office:value-type="string" calcext:value-type="string">
            <text:p>track</text:p>
          </table:table-cell>
          <table:table-cell table:style-name="ce86" office:value-type="string" calcext:value-type="string">
            <text:p>au.edu.anu.rscs.aot.collections.tables.StringTable</text:p>
          </table:table-cell>
          <table:table-cell table:number-columns-repeated="2" table:style-name="ce86" office:value-type="string" calcext:value-type="string">
            <text:p>no</text:p>
          </table:table-cell>
          <table:table-cell table:style-name="ce86" office:value-type="string" calcext:value-type="string">
            <text:p>This property specifies the list of variables that should be tracked by this datatracker</text:p>
          </table:table-cell>
          <table:table-cell table:style-name="ce86" table:number-columns-repeated="2"/>
        </table:table-row>
        <table:table-row table:style-name="ro8">
          <table:table-cell table:style-name="ce87" office:value-type="string" calcext:value-type="string">
            <text:p>select</text:p>
          </table:table-cell>
          <table:table-cell table:style-name="ce87" office:value-type="string" calcext:value-type="string">
            <text:p>SamplingMode</text:p>
          </table:table-cell>
          <table:table-cell table:style-name="ce87" office:value-type="string" calcext:value-type="string">
            <text:p>no</text:p>
          </table:table-cell>
          <table:table-cell table:style-name="ce87" office:value-type="string" calcext:value-type="string">
            <text:p>yes</text:p>
          </table:table-cell>
          <table:table-cell table:style-name="ce94"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95" table:number-columns-repeated="2"/>
        </table:table-row>
        <table:table-row table:style-name="ro9">
          <table:table-cell table:style-name="ce87" office:value-type="string" calcext:value-type="string">
            <text:p>viewOthers</text:p>
          </table:table-cell>
          <table:table-cell table:style-name="ce87" office:value-type="string" calcext:value-type="string">
            <text:p>java.lang.Boolean</text:p>
          </table:table-cell>
          <table:table-cell table:style-name="ce87" office:value-type="string" calcext:value-type="string">
            <text:p>no</text:p>
          </table:table-cell>
          <table:table-cell table:style-name="ce87" office:value-type="string" calcext:value-type="string">
            <text:p>yes</text:p>
          </table:table-cell>
          <table:table-cell table:style-name="ce94"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95" table:number-columns-repeated="2"/>
        </table:table-row>
        <table:table-row table:style-name="ro2">
          <table:table-cell table:style-name="ce87" office:value-type="string" calcext:value-type="string">
            <text:p>stageList</text:p>
          </table:table-cell>
          <table:table-cell table:style-name="ce87" office:value-type="string" calcext:value-type="string">
            <text:p>java.lang.String</text:p>
          </table:table-cell>
          <table:table-cell table:number-columns-repeated="2" table:style-name="ce87" office:value-type="string" calcext:value-type="string">
            <text:p>yes</text:p>
          </table:table-cell>
          <table:table-cell table:style-name="ce94" office:value-type="string" calcext:value-type="string">
            <text:p>This property contains the list of stage names to be tracked.</text:p>
          </table:table-cell>
          <table:table-cell table:style-name="ce95" table:number-columns-repeated="2"/>
        </table:table-row>
        <table:table-row table:style-name="ro2">
          <table:table-cell table:style-name="ce87" office:value-type="string" calcext:value-type="string">
            <text:p>speciesList</text:p>
          </table:table-cell>
          <table:table-cell table:style-name="ce87" office:value-type="string" calcext:value-type="string">
            <text:p>java.lang.String</text:p>
          </table:table-cell>
          <table:table-cell table:number-columns-repeated="2" table:style-name="ce87" office:value-type="string" calcext:value-type="string">
            <text:p>yes</text:p>
          </table:table-cell>
          <table:table-cell table:style-name="ce94" office:value-type="string" calcext:value-type="string">
            <text:p>This property contains the list of species names to be tracked.</text:p>
          </table:table-cell>
          <table:table-cell table:style-name="ce95" table:number-columns-repeated="2"/>
        </table:table-row>
        <table:table-row table:style-name="ro2">
          <table:table-cell table:style-name="ce87" office:value-type="string" calcext:value-type="string">
            <text:p>individualList</text:p>
          </table:table-cell>
          <table:table-cell table:style-name="ce87" office:value-type="string" calcext:value-type="string">
            <text:p>au.edu.anu.rscs.aot.util.Uid</text:p>
          </table:table-cell>
          <table:table-cell table:number-columns-repeated="2" table:style-name="ce87" office:value-type="string" calcext:value-type="string">
            <text:p>yes</text:p>
          </table:table-cell>
          <table:table-cell table:style-name="ce94" office:value-type="string" calcext:value-type="string">
            <text:p>This property contains the list of individual system component to be tracked</text:p>
          </table:table-cell>
          <table:table-cell table:style-name="ce95" table:number-columns-repeated="2"/>
        </table:table-row>
        <table:table-row table:style-name="ro10">
          <table:table-cell table:style-name="ce87" office:value-type="string" calcext:value-type="string">
            <text:p>statistics</text:p>
          </table:table-cell>
          <table:table-cell table:style-name="ce87" office:value-type="string" calcext:value-type="string">
            <text:p>StatisticalAggregates</text:p>
          </table:table-cell>
          <table:table-cell table:number-columns-repeated="2" table:style-name="ce87" office:value-type="string" calcext:value-type="string">
            <text:p>yes</text:p>
          </table:table-cell>
          <table:table-cell table:style-name="ce94" office:value-type="string" calcext:value-type="string">
            <text:p>This property lists transformations of the raw data to compute when a group contains more than one system component</text:p>
          </table:table-cell>
          <table:table-cell table:style-name="ce95" table:number-columns-repeated="2"/>
        </table:table-row>
        <table:table-row table:style-name="ro9">
          <table:table-cell table:style-name="ce87" office:value-type="string" calcext:value-type="string">
            <text:p>tableStatistics</text:p>
          </table:table-cell>
          <table:table-cell table:style-name="ce87" office:value-type="string" calcext:value-type="string">
            <text:p>StatisticalAggregates</text:p>
          </table:table-cell>
          <table:table-cell table:number-columns-repeated="2" table:style-name="ce87" office:value-type="string" calcext:value-type="string">
            <text:p>yes</text:p>
          </table:table-cell>
          <table:table-cell table:style-name="ce94" office:value-type="string" calcext:value-type="string">
            <text:p>This property lists transformations of the raw data to compute in case of a table variable. The grouping is determined by the index specification in the track variable list.</text:p>
          </table:table-cell>
          <table:table-cell table:style-name="ce95" table:number-columns-repeated="2"/>
        </table:table-row>
        <table:table-row table:style-name="ro2" table:number-rows-repeated="12">
          <table:table-cell table:number-columns-repeated="4"/>
          <table:table-cell table:style-name="ce83"/>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table:table-column table:style-name="co11" table:default-cell-style-name="ce99"/>
        <table:table-column table:style-name="co12" table:default-cell-style-name="ce83"/>
        <table:table-column table:style-name="co3" table:default-cell-style-name="ce83"/>
        <table:table-column table:style-name="co13" table:default-cell-style-name="Default"/>
        <table:table-column table:style-name="co3" table:default-cell-style-name="Default"/>
        <table:table-row table:style-name="ro2">
          <table:table-cell table:style-name="ce96" office:value-type="string" calcext:value-type="string">
            <text:p>value</text:p>
          </table:table-cell>
          <table:table-cell table:style-name="ce100" office:value-type="string" calcext:value-type="string">
            <text:p>description</text:p>
          </table:table-cell>
          <table:table-cell table:style-name="ce103" office:value-type="string" calcext:value-type="string">
            <text:p>dependency</text:p>
          </table:table-cell>
          <table:table-cell table:style-name="ce106" office:value-type="string" calcext:value-type="string">
            <text:p>max_channels</text:p>
          </table:table-cell>
          <table:table-cell table:style-name="ce109"/>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cell table:style-name="ce109"/>
        </table:table-row>
        <table:table-row table:style-name="ro2">
          <table:table-cell table:style-name="ce98" office:value-type="string" calcext:value-type="string">
            <text:p>NO_GROUPING</text:p>
          </table:table-cell>
          <table:table-cell table:style-name="ce102" office:value-type="string" calcext:value-type="string">
            <text:p>a single data channel will be created for every system component</text:p>
          </table:table-cell>
          <table:table-cell table:style-name="ce105"/>
          <table:table-cell table:style-name="ce108" office:value-type="string" calcext:value-type="string">
            <text:p>N</text:p>
          </table:table-cell>
          <table:table-cell table:style-name="ce109"/>
        </table:table-row>
        <table:table-row table:style-name="ro11">
          <table:table-cell table:style-name="ce98" office:value-type="string" calcext:value-type="string">
            <text:p>ALL</text:p>
          </table:table-cell>
          <table:table-cell table:style-name="ce102" office:value-type="string" calcext:value-type="string">
            <text:p>a single data tracking channel will be created for all system components in the simulation, i.e. at the whole system level</text:p>
          </table:table-cell>
          <table:table-cell table:style-name="ce105" office:value-type="string" calcext:value-type="string">
            <text:p>select</text:p>
          </table:table-cell>
          <table:table-cell table:style-name="ce108" office:value-type="float" office:value="1" calcext:value-type="float">
            <text:p>1</text:p>
          </table:table-cell>
          <table:table-cell table:style-name="ce109"/>
        </table:table-row>
        <table:table-row table:style-name="ro2">
          <table:table-cell table:style-name="ce98" office:value-type="string" calcext:value-type="string">
            <text:p>SPECIES</text:p>
          </table:table-cell>
          <table:table-cell table:style-name="ce102" office:value-type="string" calcext:value-type="string">
            <text:p>a data tracking channel per species will be created, across compatible stages</text:p>
          </table:table-cell>
          <table:table-cell table:style-name="ce105" office:value-type="string" calcext:value-type="string">
            <text:p>select</text:p>
          </table:table-cell>
          <table:table-cell table:style-name="ce108" office:value-type="string" calcext:value-type="string">
            <text:p>n~sp~</text:p>
          </table:table-cell>
          <table:table-cell table:style-name="ce109"/>
        </table:table-row>
        <table:table-row table:style-name="ro2">
          <table:table-cell table:style-name="ce98" office:value-type="string" calcext:value-type="string">
            <text:p>STAGE</text:p>
          </table:table-cell>
          <table:table-cell table:style-name="ce102" office:value-type="string" calcext:value-type="string">
            <text:p>a data tracking channel per stage will be created, across all species</text:p>
          </table:table-cell>
          <table:table-cell table:style-name="ce105" office:value-type="string" calcext:value-type="string">
            <text:p>select</text:p>
          </table:table-cell>
          <table:table-cell table:style-name="ce108" office:value-type="string" calcext:value-type="string">
            <text:p>n~st~</text:p>
          </table:table-cell>
          <table:table-cell table:style-name="ce109"/>
        </table:table-row>
        <table:table-row table:style-name="ro2">
          <table:table-cell table:style-name="ce98" office:value-type="string" calcext:value-type="string">
            <text:p>SPECIES_STAGE</text:p>
          </table:table-cell>
          <table:table-cell table:style-name="ce102" office:value-type="string" calcext:value-type="string">
            <text:p>a data tracking channel will be created per stage and species</text:p>
          </table:table-cell>
          <table:table-cell table:style-name="ce105" office:value-type="string" calcext:value-type="string">
            <text:p>select</text:p>
          </table:table-cell>
          <table:table-cell table:style-name="ce108" office:value-type="string" calcext:value-type="string">
            <text:p>n~sp~ x n~st~</text:p>
          </table:table-cell>
          <table:table-cell table:style-name="ce109"/>
        </table:table-row>
        <table:table-row table:style-name="ro2">
          <table:table-cell table:style-name="Default" table:number-columns-repeated="3"/>
          <table:table-cell/>
          <table:table-cell table:style-name="ce109"/>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105"/>
        <table:table-column table:style-name="co15" table:default-cell-style-name="ce94"/>
        <table:table-column table:style-name="co3" table:default-cell-style-name="ce108"/>
        <table:table-column table:style-name="co16" table:default-cell-style-name="ce108"/>
        <table:table-row table:style-name="ro2">
          <table:table-cell table:style-name="ce106" office:value-type="string" calcext:value-type="string">
            <text:p>value</text:p>
          </table:table-cell>
          <table:table-cell table:style-name="ce111" office:value-type="string" calcext:value-type="string">
            <text:p>description</text:p>
          </table:table-cell>
          <table:table-cell table:style-name="ce106" office:value-type="string" calcext:value-type="string">
            <text:p>dependency</text:p>
          </table:table-cell>
          <table:table-cell table:style-name="ce106" office:value-type="string" calcext:value-type="string">
            <text:p>o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7" table:default-cell-style-name="ce117"/>
        <table:table-column table:style-name="co18" table:default-cell-style-name="ce95"/>
        <table:table-column table:style-name="co19" table:default-cell-style-name="Default"/>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table-row>
        <table:table-row table:style-name="ro2">
          <table:table-cell table:style-name="ce105" office:value-type="string" calcext:value-type="string">
            <text:p>MEAN</text:p>
          </table:table-cell>
          <table:table-cell table:style-name="ce94"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trackPopulation" table:style-name="ta1">
        <table:table-column table:style-name="co3" table:default-cell-style-name="ce84"/>
        <table:table-column table:style-name="co20" table:default-cell-style-name="ce84"/>
        <table:table-column table:style-name="co6" table:default-cell-style-name="ce84"/>
        <table:table-column table:style-name="co7" table:default-cell-style-name="ce84"/>
        <table:table-column table:style-name="co21" table:default-cell-style-name="ce93"/>
        <table:table-column table:style-name="co22"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2">
          <table:table-cell table:style-name="ce87" office:value-type="string" calcext:value-type="string">
            <text:p>variable</text:p>
          </table:table-cell>
          <table:table-cell table:style-name="ce87" office:value-type="string" calcext:value-type="string">
            <text:p>PopulationVariables</text:p>
          </table:table-cell>
          <table:table-cell table:style-name="ce87" office:value-type="string" calcext:value-type="string">
            <text:p>yes</text:p>
          </table:table-cell>
          <table:table-cell table:style-name="ce87" office:value-type="string" calcext:value-type="string">
            <text:p>no</text:p>
          </table:table-cell>
          <table:table-cell table:style-name="ce94" office:value-type="string" calcext:value-type="string">
            <text:p>This property specifies which population variables should be tracked</text:p>
          </table:table-cell>
          <table:table-cell table:style-name="ce95" table:number-columns-repeated="2"/>
        </table:table-row>
      </table:table>
      <table:table table:name="trackPopulation.PopulationVariables" table:style-name="ta1">
        <table:table-column table:style-name="co23" table:default-cell-style-name="ce117"/>
        <table:table-column table:style-name="co24" table:default-cell-style-name="ce95"/>
        <table:table-column table:style-name="co25" table:default-cell-style-name="ce95"/>
        <table:table-column table:style-name="co26" table:default-cell-style-name="ce117"/>
        <table:table-column table:style-name="co27" table:default-cell-style-name="ce117"/>
        <table:table-column table:style-name="co9" table:default-cell-style-name="ce117"/>
        <table:table-column table:style-name="co6" table:default-cell-style-name="ce117"/>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longName</text:p>
          </table:table-cell>
          <table:table-cell table:style-name="ce106" office:value-type="string" calcext:value-type="string">
            <text:p>shortName</text:p>
          </table:table-cell>
          <table:table-cell table:style-name="ce106" office:value-type="string" calcext:value-type="string">
            <text:p>range</text:p>
          </table:table-cell>
          <table:table-cell table:style-name="ce106" office:value-type="string" calcext:value-type="string">
            <text:p>type</text:p>
          </table:table-cell>
          <table:table-cell table:style-name="ce106" office:value-type="string" calcext:value-type="string">
            <text:p>units</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number-columns-repeated="5" table:style-name="ce85" office:value-type="string" calcext:value-type="string">
            <text:p>String</text:p>
          </table:table-cell>
        </table:table-row>
        <table:table-row table:style-name="ro2">
          <table:table-cell table:style-name="ce105" office:value-type="string" calcext:value-type="string">
            <text:p>COUNT</text:p>
          </table:table-cell>
          <table:table-cell table:style-name="ce94" office:value-type="string" calcext:value-type="string">
            <text:p>population size</text:p>
          </table:table-cell>
          <table:table-cell table:style-name="ce94"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table:style-name="ce105" office:value-type="string" calcext:value-type="string">
            <text:p>TCOUNT</text:p>
          </table:table-cell>
          <table:table-cell table:style-name="ce94"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
      <table:table table:name="function" table:style-name="ta1">
        <table:table-column table:style-name="co28" table:default-cell-style-name="ce84"/>
        <table:table-column table:style-name="co29" table:default-cell-style-name="ce84"/>
        <table:table-column table:style-name="co6" table:default-cell-style-name="ce84"/>
        <table:table-column table:style-name="co7" table:default-cell-style-name="ce84"/>
        <table:table-column table:style-name="co30" table:default-cell-style-name="ce93"/>
        <table:table-column table:style-name="co3" table:number-columns-repeated="2"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0">
          <table:table-cell table:style-name="ce87" office:value-type="string" calcext:value-type="string">
            <text:p>type</text:p>
          </table:table-cell>
          <table:table-cell table:style-name="ce87" office:value-type="string" calcext:value-type="string">
            <text:p>TwFunctionTypes</text:p>
          </table:table-cell>
          <table:table-cell table:number-columns-repeated="2" table:style-name="ce87" office:value-type="string" calcext:value-type="string">
            <text:p>no</text:p>
          </table:table-cell>
          <table:table-cell table:style-name="ce94" office:value-type="string" calcext:value-type="string">
            <text:p>This property specifies which kind of biological function will be implemented within the linked `Process` obect.</text:p>
          </table:table-cell>
          <table:table-cell table:style-name="ce95" table:number-columns-repeated="2"/>
        </table:table-row>
      </table:table>
      <table:table table:name="function.TwFunctionTypes" table:style-name="ta1">
        <office:forms form:automatic-focus="false" form:apply-design-mode="false"/>
        <table:table-column table:style-name="co31" table:default-cell-style-name="ce113"/>
        <table:table-column table:style-name="co32" table:default-cell-style-name="ce95"/>
        <table:table-column table:style-name="co33" table:default-cell-style-name="ce115"/>
        <table:table-column table:style-name="co34" table:default-cell-style-name="ce115"/>
        <table:table-column table:style-name="co35" table:default-cell-style-name="ce115"/>
        <table:table-column table:style-name="co36" table:default-cell-style-name="ce11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method</text:p>
          </table:table-cell>
          <table:table-cell table:style-name="ce106" office:value-type="string" calcext:value-type="string">
            <text:p>argumentNames</text:p>
          </table:table-cell>
          <table:table-cell table:style-name="ce106" office:value-type="string" calcext:value-type="string">
            <text:p>argumentTypes</text:p>
          </table:table-cell>
          <table:table-cell table:style-name="ce106" office:value-type="string" calcext:value-type="string">
            <text:p>returnType</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number-columns-repeated="4" table:style-name="ce85" office:value-type="string" calcext:value-type="string">
            <text:p>String</text:p>
          </table:table-cell>
        </table:table-row>
        <table:table-row table:style-name="ro2">
          <table:table-cell table:style-name="ce112" office:value-type="string" calcext:value-type="string">
            <text:p>ChangeState</text:p>
          </table:table-cell>
          <table:table-cell table:style-name="ce114" office:value-type="string" calcext:value-type="string">
            <text:p>change the state,<text:span text:style-name="T41"> </text:span><text:span text:style-name="T42">ie</text:span><text:span text:style-name="T43"> the values of internal variables, of a system component</text:span></text:p>
          </table:table-cell>
          <table:table-cell office:value-type="string" calcext:value-type="string">
            <text:p>changeSta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void</text:p>
          </table:table-cell>
        </table:table-row>
        <table:table-row table:style-name="ro2">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16" office:value-type="string" calcext:value-type="string">
            <text:p>changeCategory</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String</text:p>
          </table:table-cell>
        </table:table-row>
        <table:table-row table:style-name="ro2">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t,dt,focal,newType</text:p>
          </table:table-cell>
          <table:table-cell office:value-type="string" calcext:value-type="string">
            <text:p>double,double,SystemComponent,String</text:p>
          </table:table-cell>
          <table:table-cell office:value-type="string" calcext:value-type="string">
            <text:p>double</text:p>
          </table:table-cell>
        </table:table-row>
        <table:table-row table:style-name="ro2">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boolean</text:p>
          </table:table-cell>
        </table:table-row>
        <table:table-row table:style-name="ro2">
          <table:table-cell office:value-type="string" calcext:value-type="string">
            <text:p>Aggregator</text:p>
          </table:table-cell>
          <table:table-cell office:value-type="string" calcext:value-type="string">
            <text:p>compute statistics</text:p>
          </table:table-cell>
          <table:table-cell office:value-type="string" calcext:value-type="string">
            <text:p>aggregate</text:p>
          </table:table-cell>
          <table:table-cell office:value-type="string" calcext:value-type="string">
            <text:p>item,prefix</text:p>
          </table:table-cell>
          <table:table-cell office:value-type="string" calcext:value-type="string">
            <text:p>ReadOnlyPropertyList,String...</text:p>
          </table:table-cell>
          <table:table-cell office:value-type="string" calcext:value-type="string">
            <text:p>voi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void</text:p>
          </table:table-cell>
        </table:table-row>
        <table:table-row table:style-name="ro2">
          <table:table-cell office:value-type="string" calcext:value-type="string">
            <text:p>ChangeOtherCategoryDecision</text:p>
          </table:table-cell>
          <table:table-cell office:value-type="string" calcext:value-type="string">
            <text:p>_focal_ changes the category of _other_ (requires a life cycle for <text:span text:style-name="T44">other</text:span>)</text:p>
          </table:table-cell>
          <table:table-cell table:style-name="ce116" office:value-type="string" calcext:value-type="string">
            <text:p>changeCategory</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String</text:p>
          </table:table-cell>
        </table:table-row>
        <table:table-row table:style-name="ro2">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t,dt,focal,other,focalLocation,otherLocation</text:p>
          </table:table-cell>
          <table:table-cell office:value-type="string" calcext:value-type="string">
            <text:p>double,double,SystemComponent,SystemComponent,Location,Location</text:p>
          </table:table-cell>
          <table:table-cell office:value-type="string" calcext:value-type="string">
            <text:p>boolean</text:p>
          </table:table-cell>
        </table:table-row>
        <table:table-row table:style-name="ro2">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t,dt,relation,start,end</text:p>
          </table:table-cell>
          <table:table-cell office:value-type="string" calcext:value-type="string">
            <text:p>double,double,Edge,SystemComponent,SystemComponent</text:p>
          </table:table-cell>
          <table:table-cell office:value-type="string" calcext:value-type="string">
            <text:p>boolean</text:p>
          </table:table-cell>
        </table:table-row>
        <table:table-row table:style-name="ro2">
          <table:table-cell office:value-type="string" calcext:value-type="string">
            <text:p>ChangeRelationState</text:p>
          </table:table-cell>
          <table:table-cell office:value-type="string" calcext:value-type="string">
            <text:p>change the state of a relation</text:p>
          </table:table-cell>
          <table:table-cell office:value-type="string" calcext:value-type="string">
            <text:p>changeRelationState</text:p>
          </table:table-cell>
          <table:table-cell office:value-type="string" calcext:value-type="string">
            <text:p>t,dt,focal,other,relation</text:p>
          </table:table-cell>
          <table:table-cell office:value-type="string" calcext:value-type="string">
            <text:p>double,double,SystemComponent,SystemComponent,Edge</text:p>
          </table:table-cell>
          <table:table-cell office:value-type="string" calcext:value-type="string">
            <text:p>void</text:p>
          </table:table-cell>
        </table:table-row>
        <table:table-row table:style-name="ro2">
          <table:table-cell table:style-name="ce95" office:value-type="string" calcext:value-type="string">
            <text:p>Relocate</text:p>
          </table:table-cell>
          <table:table-cell office:value-type="string" calcext:value-type="string">
            <text:p>compute or change the location of a system component</text:p>
          </table:table-cell>
          <table:table-cell table:style-name="ce49" office:value-type="string" calcext:value-type="string">
            <text:p>relocate</text:p>
          </table:table-cell>
          <table:table-cell table:style-name="ce50" office:value-type="string" calcext:value-type="string">
            <text:p>t, dt, focal, ctLoc, limits</text:p>
          </table:table-cell>
          <table:table-cell table:style-name="ce95" office:value-type="string" calcext:value-type="string">
            <text:p>double, double, SystemComponent, Location, Box</text:p>
          </table:table-cell>
          <table:table-cell office:value-type="string" calcext:value-type="string">
            <text:p>double[]</text:p>
          </table:table-cell>
        </table:table-row>
      </table:table>
      <table:table table:name="snippet" table:style-name="ta1">
        <table:table-column table:style-name="co28" table:default-cell-style-name="ce84"/>
        <table:table-column table:style-name="co37" table:default-cell-style-name="ce84"/>
        <table:table-column table:style-name="co6" table:default-cell-style-name="ce84"/>
        <table:table-column table:style-name="co7" table:default-cell-style-name="ce84"/>
        <table:table-column table:style-name="co38" table:default-cell-style-name="ce94"/>
        <table:table-column table:style-name="co3" table:number-columns-repeated="2" table:default-cell-style-name="ce95"/>
        <table:table-row table:style-name="ro2">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0">
          <table:table-cell table:style-name="ce108" office:value-type="string" calcext:value-type="string">
            <text:p>file</text:p>
          </table:table-cell>
          <table:table-cell table:style-name="ce108" office:value-type="string" calcext:value-type="string">
            <text:p>fr.ens.biologie.threeWorlds.ui.modelMakerfx.model.propertyEditor.fileType.FileType</text:p>
          </table:table-cell>
          <table:table-cell table:number-columns-repeated="2" table:style-name="ce108"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87" office:value-type="string" calcext:value-type="string">
            <text:p>insertion</text:p>
          </table:table-cell>
          <table:table-cell table:style-name="ce87" office:value-type="string" calcext:value-type="string">
            <text:p>SnippetLocation</text:p>
          </table:table-cell>
          <table:table-cell table:number-columns-repeated="2" table:style-name="ce87"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9" table:default-cell-style-name="ce95"/>
        <table:table-column table:style-name="co40"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8" table:default-cell-style-name="ce84"/>
        <table:table-column table:style-name="co27" table:default-cell-style-name="ce84"/>
        <table:table-column table:style-name="co6" table:default-cell-style-name="ce84"/>
        <table:table-column table:style-name="co7" table:default-cell-style-name="ce84"/>
        <table:table-column table:style-name="co41" table:default-cell-style-name="ce93"/>
        <table:table-column table:style-name="co3"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0">
          <table:table-cell table:style-name="ce108" office:value-type="string" calcext:value-type="string">
            <text:p>lifespan</text:p>
          </table:table-cell>
          <table:table-cell table:style-name="ce108" office:value-type="string" calcext:value-type="string">
            <text:p>LifespanType</text:p>
          </table:table-cell>
          <table:table-cell table:number-columns-repeated="2" table:style-name="ce108" office:value-type="string" calcext:value-type="string">
            <text:p>no</text:p>
          </table:table-cell>
          <table:table-cell table:style-name="ce94" office:value-type="string" calcext:value-type="string">
            <text:p>This property specifies if this type of system component will stay forever, or may get created and deleted during a simulation</text:p>
          </table:table-cell>
          <table:table-cell table:style-name="ce95" table:number-columns-repeated="2"/>
        </table:table-row>
      </table:table>
      <table:table table:name="system.LifespanType" table:style-name="ta1">
        <table:table-column table:style-name="co3" table:default-cell-style-name="ce126"/>
        <table:table-column table:style-name="co42" table:default-cell-style-name="ce94"/>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10">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9">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8" table:default-cell-style-name="ce84"/>
        <table:table-column table:style-name="co43" table:default-cell-style-name="ce84"/>
        <table:table-column table:style-name="co6" table:default-cell-style-name="ce84"/>
        <table:table-column table:style-name="co7" table:default-cell-style-name="ce84"/>
        <table:table-column table:style-name="co42" table:default-cell-style-name="ce93"/>
        <table:table-column table:style-name="co3" table:number-columns-repeated="2"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9">
          <table:table-cell table:style-name="ce108" office:value-type="string" calcext:value-type="string">
            <text:p>lifespan</text:p>
          </table:table-cell>
          <table:table-cell table:style-name="ce108" office:value-type="string" calcext:value-type="string">
            <text:p>fr.ens.biologie.threeWorlds.resources.core.constants.LifespanType</text:p>
          </table:table-cell>
          <table:table-cell table:number-columns-repeated="2" table:style-name="ce108" office:value-type="string" calcext:value-type="string">
            <text:p>no</text:p>
          </table:table-cell>
          <table:table-cell table:style-name="ce94" office:value-type="string" calcext:value-type="string">
            <text:p>This property specifies if this type of relation will stay forever, or may get created and deleted during a simulation. Cf the <text:s/>property definition in `SystemComponent`</text:p>
          </table:table-cell>
          <table:table-cell table:style-name="ce95" table:number-columns-repeated="2"/>
        </table:table-row>
      </table:table>
      <table:table table:name="timeLine" table:style-name="ta1">
        <table:table-column table:style-name="co44" table:default-cell-style-name="ce108"/>
        <table:table-column table:style-name="co24" table:default-cell-style-name="ce108"/>
        <table:table-column table:style-name="co6" table:default-cell-style-name="ce108"/>
        <table:table-column table:style-name="co7" table:default-cell-style-name="ce108"/>
        <table:table-column table:style-name="co45" table:default-cell-style-name="ce94"/>
        <table:table-column table:style-name="co46" table:default-cell-style-name="ce127"/>
        <table:table-column table:style-name="co47" table:default-cell-style-name="ce95"/>
        <table:table-row table:style-name="ro2">
          <table:table-cell table:style-name="ce84" office:value-type="string" calcext:value-type="string">
            <text:p>property</text:p>
          </table:table-cell>
          <table:table-cell table:style-name="ce84" office:value-type="string" calcext:value-type="string">
            <office:annotation draw:style-name="gr1" draw:text-style-name="P2" svg:width="28.99mm" svg:height="33.61mm" svg:x="132.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3">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45">    </text:span><text:span text:style-name="T46">public boolean calendarCompatible() {</text:span></text:p>
            <text:p><text:span text:style-name="T47">        </text:span><text:span text:style-name="T48">return (inflationFactor==1.0);</text:span></text:p>
            <text:p><text:span text:style-name="T47">    </text:span><text:span text:style-name="T48">}</text:span></text:p>
            <text:p><text:span text:style-name="T49">    </text:span></text:p>
            <text:p><text:span text:style-name="T47">    </text:span><text:span text:style-name="T48">public static SortedSet&lt;TimeUnits&gt; validTimeUnits(TimeScaleType scale) {</text:span></text:p>
            <text:p><text:span text:style-name="T47">        </text:span><text:span text:style-name="T48">SortedSet&lt;TimeUnits&gt; result = new TreeSet&lt;TimeUnits&gt;();</text:span></text:p>
            <text:p><text:span text:style-name="T47">        </text:span><text:span text:style-name="T48">if (scale.equals(ARBITRARY))</text:span></text:p>
            <text:p><text:span text:style-name="T47">            </text:span><text:span text:style-name="T48">result.add(TimeUnits.UNSPECIFIED);</text:span></text:p>
            <text:p><text:span text:style-name="T47">        </text:span><text:span text:style-name="T48">else {</text:span></text:p>
            <text:p><text:span text:style-name="T47">            </text:span><text:span text:style-name="T48">for (TimeUnits tu:TimeUnits.values())</text:span></text:p>
            <text:p><text:span text:style-name="T47">                </text:span><text:span text:style-name="T48">if (tu.compareTo(scale.longestUnit)&lt;=0)</text:span></text:p>
            <text:p><text:span text:style-name="T47">                    </text:span><text:span text:style-name="T48">if (tu.compareTo(scale.shortestUnit)&gt;=0)</text:span></text:p>
            <text:p><text:span text:style-name="T47">                        </text:span><text:span text:style-name="T48">switch(tu) {</text:span></text:p>
            <text:p><text:span text:style-name="T47">                        </text:span><text:span text:style-name="T48">case MILLENNIUM:</text:span></text:p>
            <text:p><text:span text:style-name="T47">                        </text:span><text:span text:style-name="T48">case CENTURY:</text:span></text:p>
            <text:p><text:span text:style-name="T47">                        </text:span><text:span text:style-name="T48">case DECADE:</text:span></text:p>
            <text:p><text:span text:style-name="T47">                        </text:span><text:span text:style-name="T48">case DAY:</text:span></text:p>
            <text:p><text:span text:style-name="T47">                        </text:span><text:span text:style-name="T48">case HOUR:</text:span></text:p>
            <text:p><text:span text:style-name="T47">                        </text:span><text:span text:style-name="T48">case MINUTE:</text:span></text:p>
            <text:p><text:span text:style-name="T47">                        </text:span><text:span text:style-name="T48">case SECOND:</text:span></text:p>
            <text:p><text:span text:style-name="T47">                        </text:span><text:span text:style-name="T48">case MILLISECOND:</text:span></text:p>
            <text:p><text:span text:style-name="T47">                        </text:span><text:span text:style-name="T48">case MICROSECOND:</text:span></text:p>
            <text:p><text:span text:style-name="T47">                            </text:span><text:span text:style-name="T48">result.add(tu);</text:span></text:p>
            <text:p><text:span text:style-name="T47">                            </text:span><text:span text:style-name="T48">break;</text:span></text:p>
            <text:p><text:span text:style-name="T47">                        </text:span><text:span text:style-name="T48">default:;</text:span></text:p>
            <text:p><text:span text:style-name="T47">                        </text:span><text:span text:style-name="T48">}</text:span></text:p>
            <text:p><text:span text:style-name="T47">            </text:span><text:span text:style-name="T48">TimeUnits u = scale.yearUnit;</text:span></text:p>
            <text:p><text:span text:style-name="T47">            </text:span><text:span text:style-name="T48">if (u!=null) </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u = scale.monthUnit;</text:span></text:p>
            <text:p><text:span text:style-name="T47">            </text:span><text:span text:style-name="T48">if (u!=null) </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u = scale.weekUnit();</text:span></text:p>
            <text:p><text:span text:style-name="T47">            </text:span><text:span text:style-name="T48">if (u!=null)</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text:span></text:p>
            <text:p><text:span text:style-name="T47">        </text:span><text:span text:style-name="T48">return result;</text:span></text:p>
            <text:p><text:span text:style-name="T47">    </text:span><text:span text:style-name="T48">}</text:span></text:p>
          </table:table-cell>
          <table:table-cell table:style-name="ce94" office:value-type="string" calcext:value-type="string">
            <text:p>import java.util.SortedSet;</text:p>
            <text:p>import java.util.TreeSet;</text:p>
            <text:p>import static fr.cnrs.iees.twcore.constants.TimeUnits.*;</text:p>
            <text:p/>
          </table:table-cell>
        </table:table-row>
        <table:table-row table:style-name="ro14">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45">    </text:span><text:span text:style-name="T46">/**</text:span></text:p>
            <text:p><text:span text:style-name="T47">     </text:span><text:span text:style-name="T48">* Various year duration in days according to  https://en.wikipedia.org/wiki/Year#Astronomical_years</text:span></text:p>
            <text:p><text:span text:style-name="T47">     </text:span><text:span text:style-name="T48">* Use these to setup a reference year duration when needed to convert between true years and</text:span></text:p>
            <text:p><text:span text:style-name="T47">     </text:span><text:span text:style-name="T48">* approximate years. Cf wikipedia for the exact meanings of these definitions.</text:span></text:p>
            <text:p><text:span text:style-name="T47">     </text:span><text:span text:style-name="T48">* All assume a 86400 seconds day.</text:span></text:p>
            <text:p><text:span text:style-name="T47">     </text:span><text:span text:style-name="T48">*/</text:span></text:p>
            <text:p><text:span text:style-name="T47">    </text:span><text:span text:style-name="T48">private static double JULIAN_YEAR = 365.25;</text:span></text:p>
            <text:p><text:span text:style-name="T47">    </text:span><text:span text:style-name="T48">private static double GREGORIAN_YEAR = 365.2425;</text:span></text:p>
            <text:p><text:span text:style-name="T47">    </text:span><text:span text:style-name="T48">private static double SIDEREAL_YEAR = 365.256363051;</text:span></text:p>
            <text:p><text:span text:style-name="T47">    </text:span><text:span text:style-name="T48">private static double TROPICAL_YEAR = 365.2421898;</text:span></text:p>
            <text:p><text:span text:style-name="T47">    </text:span><text:span text:style-name="T48">private static double ANOMALISTIC_YEAR = 365.259635864;</text:span></text:p>
            <text:p><text:span text:style-name="T47">    </text:span><text:span text:style-name="T48">private static double GAUSSIAN_YEAR = 365.2568983;</text:span></text:p>
            <text:p><text:span text:style-name="T47">    </text:span><text:span text:style-name="T48">// select one value among the previous ones as the reference year</text:span></text:p>
            <text:p><text:span text:style-name="T47">    </text:span><text:span text:style-name="T48">public static double REFERENCE_YEAR = JULIAN_YEAR;</text:span></text:p>
            <text:p><text:span text:style-name="T47">    </text:span><text:span text:style-name="T48">// well I think I would like a galactic year actually</text:span></text:p>
          </table:table-cell>
          <table:table-cell table:style-name="ce126"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08"/>
          <table:table-cell/>
        </table:table-row>
        <table:table-row table:style-name="ro15">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108"/>
          <table:table-cell/>
        </table:table-row>
      </table:table>
      <table:table table:name="timeLine.TimeScaleType" table:style-name="ta1">
        <table:table-column table:style-name="co48" table:default-cell-style-name="ce95"/>
        <table:table-column table:style-name="co49" table:default-cell-style-name="ce95"/>
        <table:table-column table:style-name="co50" table:default-cell-style-name="ce95"/>
        <table:table-column table:style-name="co22" table:default-cell-style-name="ce117"/>
        <table:table-column table:style-name="co51" table:default-cell-style-name="ce117"/>
        <table:table-column table:style-name="co52" table:default-cell-style-name="ce117"/>
        <table:table-column table:style-name="co53" table:default-cell-style-name="ce117"/>
        <table:table-column table:style-name="co54" table:default-cell-style-name="ce117"/>
        <table:table-column table:style-name="co55" table:default-cell-style-name="ce117"/>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longName</text:p>
          </table:table-cell>
          <table:table-cell table:style-name="ce106" office:value-type="string" calcext:value-type="string">
            <text:p>yearUnit</text:p>
          </table:table-cell>
          <table:table-cell table:style-name="ce106" office:value-type="string" calcext:value-type="string">
            <text:p>monthUnit</text:p>
          </table:table-cell>
          <table:table-cell table:style-name="ce106" office:value-type="string" calcext:value-type="string">
            <text:p>weekUnit</text:p>
          </table:table-cell>
          <table:table-cell table:style-name="ce106" office:value-type="string" calcext:value-type="string">
            <text:p>shortestUnit</text:p>
          </table:table-cell>
          <table:table-cell table:style-name="ce106" office:value-type="string" calcext:value-type="string">
            <text:p>longestUnit</text:p>
          </table:table-cell>
          <table:table-cell table:style-name="ce106" office:value-type="string" calcext:value-type="string">
            <text:p>inflationFactor</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85" office:value-type="string" calcext:value-type="string">
            <text:p>String</text:p>
          </table:table-cell>
          <table:table-cell table:number-columns-repeated="5" table:style-name="ce85" office:value-type="string" calcext:value-type="string">
            <text:p>TimeUnits</text:p>
          </table:table-cell>
          <table:table-cell table:style-name="ce85"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26" office:value-type="string" calcext:value-type="string">
            <text:p>GREGORIAN</text:p>
          </table:table-cell>
          <table:table-cell table:style-name="ce94"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4" table:default-cell-style-name="ce95"/>
        <table:table-column table:style-name="co56" table:default-cell-style-name="ce95"/>
        <table:table-column table:style-name="co3" table:default-cell-style-name="ce117"/>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abbrevia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85"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57" table:default-cell-style-name="ce126"/>
        <table:table-column table:style-name="co24" table:default-cell-style-name="ce108"/>
        <table:table-column table:style-name="co6" table:default-cell-style-name="ce108"/>
        <table:table-column table:style-name="co7" table:default-cell-style-name="ce108"/>
        <table:table-column table:style-name="co58" table:default-cell-style-name="ce94"/>
        <table:table-column table:style-name="co3" table:default-cell-style-name="ce126"/>
        <table:table-column table:style-name="co10" table:default-cell-style-name="ce126"/>
        <table:table-row table:style-name="ro2">
          <table:table-cell table:style-name="ce84" office:value-type="string" calcext:value-type="string">
            <text:p>property</text:p>
          </table:table-cell>
          <table:table-cell table:style-name="ce84"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6">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8" table:default-cell-style-name="ce108"/>
        <table:table-column table:style-name="co59" table:default-cell-style-name="ce84"/>
        <table:table-column table:style-name="co6" table:default-cell-style-name="ce108"/>
        <table:table-column table:style-name="co7" table:default-cell-style-name="ce108"/>
        <table:table-column table:style-name="co60" table:default-cell-style-name="ce94"/>
        <table:table-column table:style-name="co22" table:default-cell-style-name="ce126"/>
        <table:table-column table:style-name="co10" table:default-cell-style-name="ce126"/>
        <table:table-row table:style-name="ro2">
          <table:table-cell table:style-name="ce84"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7">
          <table:table-cell office:value-type="string" calcext:value-type="string">
            <text:p>type</text:p>
          </table:table-cell>
          <table:table-cell table:style-name="ce108"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94"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95"/>
        <table:table-column table:style-name="co61"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9" table:default-cell-style-name="ce84"/>
        <table:table-column table:style-name="co62" table:default-cell-style-name="ce84"/>
        <table:table-column table:style-name="co3" table:number-columns-repeated="2" table:default-cell-style-name="ce84"/>
        <table:table-column table:style-name="co63" table:default-cell-style-name="ce93"/>
        <table:table-column table:style-name="co22"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2">
          <table:table-cell table:style-name="ce95" office:value-type="string" calcext:value-type="string">
            <text:p>dataElementType</text:p>
          </table:table-cell>
          <table:table-cell table:style-name="ce117" office:value-type="string" calcext:value-type="string">
            <text:p>DataElementType</text:p>
          </table:table-cell>
          <table:table-cell table:number-columns-repeated="2" table:style-name="ce117" office:value-type="string" calcext:value-type="string">
            <text:p>no</text:p>
          </table:table-cell>
          <table:table-cell table:style-name="ce95" office:value-type="string" calcext:value-type="string">
            <text:p>The data type of the elements of the table</text:p>
          </table:table-cell>
          <table:table-cell table:style-name="ce95" table:number-columns-repeated="2"/>
        </table:table-row>
      </table:table>
      <table:table table:name="table.DataElementType" table:style-name="ta1">
        <table:table-column table:style-name="co3" table:default-cell-style-name="ce117"/>
        <table:table-column table:style-name="co64" table:default-cell-style-name="ce95"/>
        <table:table-column table:style-name="co62"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className</text:p>
          </table:table-cell>
        </table:table-row>
        <table:table-row table:style-name="ro2">
          <table:table-cell table:style-name="ce128"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table table:name="space" table:style-name="ta1">
        <table:table-column table:style-name="co29" table:default-cell-style-name="ce95"/>
        <table:table-column table:style-name="co65" table:default-cell-style-name="ce117"/>
        <table:table-column table:style-name="co6" table:default-cell-style-name="ce117"/>
        <table:table-column table:style-name="co3" table:default-cell-style-name="ce117"/>
        <table:table-column table:style-name="co63" table:default-cell-style-name="ce95"/>
        <table:table-column table:style-name="co22" table:default-cell-style-name="ce95"/>
        <table:table-column table:style-name="co10" table:default-cell-style-name="ce95"/>
        <table:table-row table:style-name="ro2">
          <table:table-cell table:style-name="ce84" office:value-type="string" calcext:value-type="string">
            <text:p>property</text:p>
          </table:table-cell>
          <table:table-cell table:style-name="ce84" office:value-type="string" calcext:value-type="string">
            <office:annotation draw:style-name="gr1" draw:text-style-name="P2" svg:width="28.99mm" svg:height="33.61mm" svg:x="61.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2">
          <table:table-cell office:value-type="string" calcext:value-type="string">
            <text:p>spaceType</text:p>
          </table:table-cell>
          <table:table-cell office:value-type="string" calcext:value-type="string">
            <text:p>SpaceType</text:p>
          </table:table-cell>
          <table:table-cell table:number-columns-repeated="2" office:value-type="string" calcext:value-type="string">
            <text:p>no</text:p>
          </table:table-cell>
          <table:table-cell office:value-type="string" calcext:value-type="string">
            <text:p>The type of spatial representation</text:p>
          </table:table-cell>
          <table:table-cell table:number-columns-repeated="2"/>
        </table:table-row>
        <table:table-row table:style-name="ro2">
          <table:table-cell office:value-type="string" calcext:value-type="string">
            <text:p>edgeEffects</text:p>
          </table:table-cell>
          <table:table-cell office:value-type="string" calcext:value-type="string">
            <text:p>EdgeEffects</text:p>
          </table:table-cell>
          <table:table-cell table:number-columns-repeated="2" office:value-type="string" calcext:value-type="string">
            <text:p>no</text:p>
          </table:table-cell>
          <table:table-cell office:value-type="string" calcext:value-type="string">
            <text:p>The type of edge effect correction</text:p>
          </table:table-cell>
          <table:table-cell table:number-columns-repeated="2"/>
        </table:table-row>
      </table:table>
      <table:table table:name="space.SpaceType" table:style-name="ta1">
        <table:table-column table:style-name="co66" table:default-cell-style-name="ce117"/>
        <table:table-column table:style-name="co67" table:default-cell-style-name="ce95"/>
        <table:table-column table:style-name="co68"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className</text:p>
          </table:table-cell>
        </table:table-row>
        <table:table-row table:style-name="ro2">
          <table:table-cell table:style-name="ce128"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row>
      </table:table>
      <table:table table:name="space.EdgeEffects" table:style-name="ta1">
        <office:forms form:automatic-focus="false" form:apply-design-mode="false"/>
        <table:table-column table:style-name="co48" table:default-cell-style-name="ce117"/>
        <table:table-column table:style-name="co69"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128" office:value-type="string" calcext:value-type="string">
            <text:p>String</text:p>
          </table:table-cell>
          <table:table-cell table:style-name="ce104" office:value-type="string" calcext:value-type="string">
            <text:p>String</text:p>
          </table:table-cell>
        </table:table-row>
        <table:table-row table:style-name="ro2">
          <table:table-cell office:value-type="string" calcext:value-type="string">
            <text:p>noCorrection</text:p>
          </table:table-cell>
          <table:table-cell office:value-type="string" calcext:value-type="string">
            <text:p>no correction for edge effects</text:p>
          </table:table-cell>
        </table:table-row>
        <table:table-row table:style-name="ro2">
          <table:table-cell office:value-type="string" calcext:value-type="string">
            <text:p>wrapAroundAllD</text:p>
          </table:table-cell>
          <table:table-cell office:value-type="string" calcext:value-type="string">
            <text:p>wrap around correction on all edges</text:p>
          </table:table-cell>
        </table:table-row>
        <table:table-row table:style-name="ro2">
          <table:table-cell office:value-type="string" calcext:value-type="string">
            <text:p>wrapAround1D</text:p>
          </table:table-cell>
          <table:table-cell office:value-type="string" calcext:value-type="string">
            <text:p>wrap around correction on one edge only</text:p>
          </table:table-cell>
        </table:table-row>
        <table:table-row table:style-name="ro2">
          <table:table-cell office:value-type="string" calcext:value-type="string">
            <text:p>wrapAround2D</text:p>
          </table:table-cell>
          <table:table-cell office:value-type="string" calcext:value-type="string">
            <text:p>wrap around correction on two edges only</text:p>
          </table:table-cell>
        </table:table-row>
        <table:table-row table:style-name="ro2">
          <table:table-cell office:value-type="string" calcext:value-type="string">
            <text:p>bufferZone</text:p>
          </table:table-cell>
          <table:table-cell office:value-type="string" calcext:value-type="string">
            <text:p>buffer zone around central plot</text:p>
          </table:table-cell>
        </table:table-row>
        <table:table-row table:style-name="ro2">
          <table:table-cell office:value-type="string" calcext:value-type="string">
            <text:p>bufferAndWrap</text:p>
          </table:table-cell>
          <table:table-cell office:value-type="string" calcext:value-type="string">
            <text:p>wrap around correction on all edges + buffer zone</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9">00/00/0000</text:date>, <text:time style:data-style-name="N2" text:time-value="14:46:58.2791567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0-03-19T14:53:07.342726656</dc:date>
    <meta:editing-duration>PT22H32M34S</meta:editing-duration>
    <meta:editing-cycles>134</meta:editing-cycles>
    <meta:generator>LibreOffice/6.0.7.3$Linux_X86_64 LibreOffice_project/00m0$Build-3</meta:generator>
    <dc:creator>Jacques Gignoux</dc:creator>
    <meta:document-statistic meta:table-count="25" meta:cell-count="775" meta:object-count="0"/>
  </office:meta>
</office:document-meta>
</file>